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draw:stroke="none" svg:stroke-color="#000000" draw:fill="none" draw:fill-color="#ffffff" fo:min-height="0.787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1.55cm" fo:min-width="2.908cm"/>
    </style:style>
    <style:style style:name="gr4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0.95cm" fo:min-width="3.9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0.598cm"/>
    </style:style>
    <style:style style:name="gr7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1.8cm"/>
    </style:style>
    <style:style style:name="gr8" style:family="graphic" style:parent-style-name="standard">
      <style:graphic-properties svg:stroke-color="#000000" draw:fill-color="#94bd5e" draw:textarea-horizontal-align="justify" draw:textarea-vertical-align="middle" draw:auto-grow-height="false" fo:min-height="0.951cm" fo:min-width="2.178cm"/>
    </style:style>
    <style:style style:name="gr9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10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11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stroke="none" svg:stroke-color="#000000" draw:fill="none" draw:fill-color="#ffffff" fo:min-height="0.315cm"/>
    </style:style>
    <style:style style:name="gr14" style:family="graphic" style:parent-style-name="standard">
      <style:graphic-properties svg:stroke-color="#000000" draw:fill-color="#94bd5e" draw:textarea-horizontal-align="justify" draw:textarea-vertical-align="middle" draw:auto-grow-height="false" fo:min-height="1.051cm" fo:min-width="1.874cm"/>
    </style:style>
    <style:style style:name="gr15" style:family="graphic" style:parent-style-name="standard">
      <style:graphic-properties svg:stroke-color="#000000" draw:fill-color="#94bd5e" draw:textarea-horizontal-align="justify" draw:textarea-vertical-align="middle" draw:auto-grow-height="false" fo:min-height="0.98cm" fo:min-width="2.178cm"/>
    </style:style>
    <style:style style:name="gr16" style:family="graphic" style:parent-style-name="objectwithoutfill">
      <style:graphic-properties draw:fill="none" draw:fill-color="#000000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6cm" fo:min-width="0.41cm"/>
    </style:style>
    <style:style style:name="gr19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7cm"/>
    </style:style>
    <style:style style:name="gr20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 draw:fill-color="#ffffff"/>
      <style:text-properties fo:font-size="6pt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5.5cm" svg:y="3.568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6.4cm" svg:height="1.199cm" svg:x="2.3cm" svg:y="1.463cm">
          <draw:text-box>
            <text:p text:style-name="P1"><text:span text:style-name="T2">Flo</text:span><text:span text:style-name="T2">wc</text:span><text:span text:style-name="T2">hart </text:span><text:span text:style-name="T2">for </text:span><text:span text:style-name="T2">fun</text:span><text:span text:style-name="T2">ctio</text:span><text:span text:style-name="T2">n </text:span><text:span text:style-name="T3">bac</text:span><text:span text:style-name="T3">ku</text:span><text:span text:style-name="T3">p </text:span><text:span text:style-name="T3">up</text:span><text:span text:style-name="T3">dat</text:span><text:span text:style-name="T3">ed </text:span><text:span text:style-name="T3">pu</text:span><text:span text:style-name="T3">blic </text:span><text:span text:style-name="T3">key</text:span><text:span text:style-name="T3">rin</text:span><text:span text:style-name="T3">g</text:span><text:span text:style-name="T2"> in </text:span><text:span text:style-name="T3">enc</text:span><text:span text:style-name="T3">ryp</text:span><text:span text:style-name="T3">tio</text:span><text:span text:style-name="T3">n_s</text:span><text:span text:style-name="T3">ervi</text:span><text:span text:style-name="T3">ces</text:span><text:span text:style-name="T2"> </text:span><text:span text:style-name="T2">pro</text:span><text:span text:style-name="T2">gra</text:span><text:span text:style-name="T2">m</text:span></text:p>
          </draw:text-box>
        </draw:frame>
        <draw:custom-shape draw:style-name="gr3" draw:text-style-name="P4" draw:layer="layout" svg:width="5.6cm" svg:height="1.8cm" svg:x="3.5cm" svg:y="5.6cm">
          <text:p text:style-name="P1"><text:span text:style-name="T1">FUNCTION INPUT:</text:span></text:p>
          <text:p text:style-name="P1"><text:span text:style-name="T1">Path to newly updated public keyrings</text:span></text:p>
          <text:p text:style-name="P1"><text:span text:style-name="T1">Path to public keyring backup directory</text:span></text:p>
          <text:p text:style-name="P1"><text:span text:style-name="T1">Path to archived public keyring </text:span><text:span text:style-name="T1">directory</text:span></text:p>
          <text:p text:style-name="P1"><text:span text:style-name="T1">new_keygen_OK=tru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4cm" svg:height="1.1cm" svg:x="4.2cm" svg:y="8.6cm">
          <text:p text:style-name="P1"><text:span text:style-name="T4">Test for </text:span><text:span text:style-name="T1">new_keygen_OK=true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4cm" svg:height="1.2cm" svg:x="4.4cm" svg:y="26.1cm">
          <text:p text:style-name="P1"><text:span text:style-name="T1">copy the </text:span><text:span text:style-name="T1">new </text:span><text:span text:style-name="T1">public </text:span><text:span text:style-name="T1">keyring </text:span><text:span text:style-name="T1">version </text:span><text:span text:style-name="T1">to the</text:span></text:p>
          <text:p text:style-name="P1"><text:span text:style-name="T1">synchro</text:span><text:span text:style-name="T1">nised </text:span><text:span text:style-name="T1">location</text:span></text:p>
          <draw:enhanced-geometry svg:viewBox="0 0 21600 21600" draw:glue-points="10800 0 0 10800 10800 21600 21600 10800" draw:mirror-vertical="false" draw:type="flowchart-process" draw:enhanced-path="M 0 0 L 21600 0 21600 21600 0 21600 0 0 Z N"/>
        </draw:custom-shape>
        <draw:custom-shape draw:style-name="gr6" draw:text-style-name="P1" draw:layer="layout" svg:width="2.195cm" svg:height="2.2cm" draw:transform="skewX (-0.0469493568786475) translate (5.402cm 22.7cm)">
          <text:p text:style-name="P1"><text:span text:style-name="T1">newly updated</text:span></text:p>
          <text:p text:style-name="P1"><text:span text:style-name="T1">public keyring</text:span></text:p>
          <text:p text:style-name="P1"><text:span text:style-name="T1">exists 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7" draw:text-style-name="P5" draw:layer="layout" svg:width="2.3cm" svg:height="0.9cm" svg:x="13.9cm" svg:y="11.1cm">
          <text:p text:style-name="P1"><text:span text:style-name="T4">exit 1</text:span></text:p>
          <text:p text:style-name="P1"><text:span text:style-name="T4">return contro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4" draw:layer="layout" svg:width="4.4cm" svg:height="1.2cm" svg:x="9.7cm" svg:y="15.6cm">
          <text:p text:style-name="P1"><text:span text:style-name="T1">PRINT MESSAGE</text:span></text:p>
          <text:p text:style-name="P1"><text:span text:style-name="T1">failed to find current public</text:span></text:p>
          <text:p text:style-name="P1"><text:span text:style-name="T1">keyring backup, but </text:span></text:p>
          <text:p text:style-name="P1"><text:span text:style-name="T1">continuing regardl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layer="layout" svg:width="1.5cm" svg:height="0.5cm" svg:x="16.72cm" svg:y="6.6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0" draw:text-style-name="P6" draw:layer="layout" svg:x1="6.2cm" svg:y1="4cm" svg:x2="6.2cm" svg:y2="5.6cm">
          <text:p/>
        </draw:line>
        <draw:line draw:style-name="gr10" draw:text-style-name="P6" draw:layer="layout" svg:x1="6.2cm" svg:y1="7.4cm" svg:x2="6.2cm" svg:y2="8.6cm">
          <text:p/>
        </draw:line>
        <draw:line draw:style-name="gr10" draw:text-style-name="P6" draw:layer="layout" svg:x1="6.3cm" svg:y1="9.7cm" svg:x2="6.3cm" svg:y2="10.6cm">
          <text:p/>
        </draw:line>
        <draw:line draw:style-name="gr10" draw:text-style-name="P6" draw:layer="layout" svg:x1="6.4cm" svg:y1="12.3cm" svg:x2="6.4cm" svg:y2="13.3cm">
          <text:p/>
        </draw:line>
        <draw:line draw:style-name="gr10" draw:text-style-name="P6" draw:layer="layout" svg:x1="6.5cm" svg:y1="17.1cm" svg:x2="6.5cm" svg:y2="18cm">
          <text:p/>
        </draw:line>
        <draw:line draw:style-name="gr10" draw:text-style-name="P6" draw:layer="layout" svg:x1="6.4cm" svg:y1="14.4cm" svg:x2="6.4cm" svg:y2="15.4cm">
          <text:p/>
        </draw:line>
        <draw:line draw:style-name="gr10" draw:text-style-name="P6" draw:layer="layout" svg:x1="6.5cm" svg:y1="19.1cm" svg:x2="6.5cm" svg:y2="20.4cm">
          <text:p/>
        </draw:line>
        <draw:line draw:style-name="gr10" draw:text-style-name="P6" draw:layer="layout" svg:x1="7.6cm" svg:y1="23.8cm" svg:x2="11cm" svg:y2="23.8cm">
          <text:p/>
        </draw:line>
        <draw:line draw:style-name="gr11" draw:text-style-name="P7" draw:layer="layout" svg:x1="8.8cm" svg:y1="21cm" svg:x2="11.9cm" svg:y2="21cm">
          <text:p/>
        </draw:line>
        <draw:frame draw:style-name="gr12" draw:text-style-name="P8" draw:layer="layout" svg:width="0.8cm" svg:height="0.5cm" svg:x="7.1cm" svg:y="15.8cm">
          <draw:text-box>
            <text:p><text:span text:style-name="T1">no</text:span></text:p>
          </draw:text-box>
        </draw:frame>
        <draw:frame draw:style-name="gr13" draw:text-style-name="P8" draw:layer="layout" svg:width="0.886cm" svg:height="0.565cm" svg:x="5.8cm" svg:y="16.935cm">
          <draw:text-box>
            <text:p><text:span text:style-name="T1">yes</text:span></text:p>
          </draw:text-box>
        </draw:frame>
        <draw:custom-shape draw:style-name="gr14" draw:text-style-name="P4" draw:layer="layout" svg:width="3.9cm" svg:height="1.3cm" svg:x="10.7cm" svg:y="23.1cm">
          <text:p text:style-name="P1"><text:span text:style-name="T1">PRINT MESSAGE </text:span></text:p>
          <text:p text:style-name="P1"><text:span text:style-name="T1">failed to find the a new </text:span></text:p>
          <text:p text:style-name="P1"><text:span text:style-name="T1">public keyring, but</text:span></text:p>
          <text:p text:style-name="P1"><text:span text:style-name="T1">continuing regardl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4" draw:layer="layout" svg:width="4.4cm" svg:height="1.229cm" svg:x="8.6cm" svg:y="10.9cm">
          <text:p text:style-name="P1"><text:span text:style-name="T1">PRINT MESSAGE</text:span></text:p>
          <text:p text:style-name="P1"><text:span text:style-name="T1">Aborting due to unconfirmed</text:span></text:p>
          <text:p text:style-name="P1"><text:span text:style-name="T1">new key gener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6" draw:layer="layout" svg:x1="6.5cm" svg:y1="21.5cm" svg:x2="6.5cm" svg:y2="22.7cm">
          <text:p/>
        </draw:line>
        <draw:line draw:style-name="gr10" draw:text-style-name="P6" draw:layer="layout" svg:x1="7.3cm" svg:y1="16.2cm" svg:x2="10.1cm" svg:y2="16.2cm">
          <text:p/>
        </draw:line>
        <draw:line draw:style-name="gr16" draw:text-style-name="P9" draw:layer="layout" svg:x1="8.8cm" svg:y1="26.7cm" svg:x2="17.4cm" svg:y2="26.7cm">
          <text:p/>
        </draw:line>
        <draw:line draw:style-name="gr11" draw:text-style-name="P7" draw:layer="layout" svg:x1="17.53cm" svg:y1="7.1cm" svg:x2="17.4cm" svg:y2="26.7cm">
          <text:p/>
        </draw:line>
        <draw:line draw:style-name="gr10" draw:text-style-name="P6" draw:layer="layout" svg:x1="12.6cm" svg:y1="11.5cm" svg:x2="13.9cm" svg:y2="11.5cm">
          <text:p/>
        </draw:line>
        <draw:line draw:style-name="gr17" draw:text-style-name="P10" draw:layer="layout" svg:x1="11.9cm" svg:y1="21cm" svg:x2="11.9cm" svg:y2="16.8cm">
          <text:p/>
        </draw:line>
        <draw:frame draw:style-name="gr12" draw:text-style-name="P8" draw:layer="layout" svg:width="0.8cm" svg:height="0.5cm" svg:x="7.4cm" svg:y="23.4cm">
          <draw:text-box>
            <text:p><text:span text:style-name="T1">no</text:span></text:p>
          </draw:text-box>
        </draw:frame>
        <draw:custom-shape draw:style-name="gr18" draw:text-style-name="P1" draw:layer="layout" svg:width="1.82cm" svg:height="1.7cm" draw:transform="skewX (-0.0469493568786475) translate (5.4cm 10.6cm)">
          <text:p text:style-name="P1"><text:span text:style-name="T1">new_</text:span></text:p>
          <text:p text:style-name="P1"><text:span text:style-name="T1">keygen_OK</text:span></text:p>
          <text:p text:style-name="P1"><text:span text:style-name="T1">==</text:span></text:p>
          <text:p text:style-name="P1"><text:span text:style-name="T1">tru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draw:layer="layout" svg:width="4cm" svg:height="1.1cm" svg:x="4.4cm" svg:y="13.3cm">
          <text:p text:style-name="P1"><text:span text:style-name="T4">Test for existence of current public </text:span><text:span text:style-name="T4">keyring </text:span></text:p>
          <text:p text:style-name="P1"><text:span text:style-name="T4">backup in the synchronised lo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.82cm" svg:height="1.7cm" draw:transform="skewX (-0.0469493568786475) translate (5.5cm 15.401cm)">
          <text:p text:style-name="P1"><text:span text:style-name="T1">current</text:span></text:p>
          <text:p text:style-name="P1"><text:span text:style-name="T1">public keyring</text:span></text:p>
          <text:p text:style-name="P1"><text:span text:style-name="T1">backups</text:span></text:p>
          <text:p text:style-name="P1"><text:span text:style-name="T1">exis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5" draw:layer="layout" svg:width="4.2cm" svg:height="1.1cm" svg:x="4.4cm" svg:y="18cm">
          <text:p text:style-name="P1"><text:span text:style-name="T4">move </text:span><text:span text:style-name="T5">curre</text:span><text:span text:style-name="T5">nt</text:span><text:span text:style-name="T4"> </text:span><text:span text:style-name="T4">public </text:span><text:span text:style-name="T4">keyrin</text:span><text:span text:style-name="T4">g </text:span><text:span text:style-name="T4">backu</text:span><text:span text:style-name="T4">p to </text:span><text:span text:style-name="T4">the</text:span></text:p>
          <text:p text:style-name="P1"><text:span text:style-name="T4">archiv</text:span><text:span text:style-name="T4">e </text:span><text:span text:style-name="T4">direct</text:span><text:span text:style-name="T4">ory, </text:span><text:span text:style-name="T4">renam</text:span><text:span text:style-name="T4">e and </text:span><text:span text:style-name="T4">date </text:span><text:span text:style-name="T4">sta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5" draw:layer="layout" svg:width="4.5cm" svg:height="1.1cm" svg:x="4.3cm" svg:y="20.4cm">
          <text:p text:style-name="P1"><text:span text:style-name="T4">Test for </text:span><text:span text:style-name="T4">existen</text:span><text:span text:style-name="T4">ce of </text:span><text:span text:style-name="T4">newly </text:span><text:span text:style-name="T5">update</text:span><text:span text:style-name="T5">d</text:span><text:span text:style-name="T4"> </text:span><text:span text:style-name="T4">public </text:span></text:p>
          <text:p text:style-name="P1"><text:span text:style-name="T4">keyring </text:span><text:span text:style-name="T4">backup </text:span><text:span text:style-name="T4">in the </text:span><text:span text:style-name="T4">default </text:span><text:span text:style-name="T4">GnuPG </text:span><text:span text:style-name="T4">lo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6" draw:layer="layout" svg:x1="6.6cm" svg:y1="24.9cm" svg:x2="6.6cm" svg:y2="26.1cm">
          <text:p/>
        </draw:line>
        <draw:frame draw:style-name="gr13" draw:text-style-name="P8" draw:layer="layout" svg:width="0.886cm" svg:height="0.565cm" svg:x="5.7cm" svg:y="12.2cm">
          <draw:text-box>
            <text:p><text:span text:style-name="T1">yes</text:span></text:p>
          </draw:text-box>
        </draw:frame>
        <draw:frame draw:style-name="gr13" draw:text-style-name="P8" draw:layer="layout" svg:width="0.886cm" svg:height="0.565cm" svg:x="6cm" svg:y="24.8cm">
          <draw:text-box>
            <text:p><text:span text:style-name="T1">yes</text:span></text:p>
          </draw:text-box>
        </draw:frame>
        <draw:frame draw:style-name="gr12" draw:text-style-name="P8" draw:layer="layout" svg:width="0.8cm" svg:height="0.5cm" svg:x="7cm" svg:y="11cm">
          <draw:text-box>
            <text:p><text:span text:style-name="T1">no</text:span></text:p>
          </draw:text-box>
        </draw:frame>
        <draw:line draw:style-name="gr10" draw:text-style-name="P6" draw:layer="layout" svg:x1="7.2cm" svg:y1="11.4cm" svg:x2="9.1cm" svg:y2="11.4cm">
          <text:p/>
        </draw:line>
        <draw:line draw:style-name="gr10" draw:text-style-name="P6" draw:layer="layout" svg:x1="14.2cm" svg:y1="23.8cm" svg:x2="17.4cm" svg:y2="23.8cm">
          <text:p/>
        </draw:line>
        <draw:line draw:style-name="gr10" draw:text-style-name="P6" draw:layer="layout" svg:x1="16.2cm" svg:y1="11.5cm" svg:x2="17.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3T18:20:12.102772904</dc:date>
    <meta:editing-duration>PT10H22M59S</meta:editing-duration>
    <meta:editing-cycles>10</meta:editing-cycles>
    <meta:generator>LibreOffice/6.0.7.3$Linux_X86_64 LibreOffice_project/00m0$Build-3</meta:generator>
    <meta:document-statistic meta:object-count="41"/>
  </office:meta>
</office:document-meta>
</file>